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C, VisualVM &amp; Jstatd</text:p>
      <text:p text:style-name="Standard"><text:a xlink:type="simple" xlink:href="https://www.youtube.com/watch?v=WU_mqNBEacw" text:style-name="ListLabel_20_1" text:visited-style-name="ListLabel_20_1"><text:span text:style-name="T1">https://www.youtube.com/watch?v=WU_mqNBEacw</text:span></text:a></text:p>
      <text:p text:style-name="Standard"><text:a xlink:type="simple" xlink:href="https://www.oracle.com/technetwork/java/visualgc-136680.html#SurvivorAgeHistogram" text:style-name="ListLabel_20_1" text:visited-style-name="ListLabel_20_1"><text:span text:style-name="T1">https://www.oracle.com/technetwork/java/visualgc-136680.html#SurvivorAgeHistogram</text:span></text:a></text:p>
      <text:p text:style-name="Standard"><text:a xlink:type="simple" xlink:href="https://plumbr.io/handbook/garbage-collection-algorithms" text:style-name="ListLabel_20_1" text:visited-style-name="ListLabel_20_1"><text:span text:style-name="T1">https://plumbr.io/handbook/garbage-collection-algorithms</text:span></text:a></text:p>
      <text:p text:style-name="Standard"><text:a xlink:type="simple" xlink:href="https://introcs.cs.princeton.edu/java/85application/jar/jar.html" text:style-name="ListLabel_20_1" text:visited-style-name="ListLabel_20_1"><text:span text:style-name="T1">https://introcs.cs.princeton.edu/java/85application/jar/jar.html</text:span></text:a></text:p>
      <text:p text:style-name="Standard"><text:a xlink:type="simple" xlink:href="https://wiki.openjdk.java.net/display/shenandoah/Main" text:style-name="ListLabel_20_1" text:visited-style-name="ListLabel_20_1"><text:span text:style-name="T1">https://wiki.openjdk.java.net/display/shenandoah/Main</text:span></text:a></text:p>
      <text:p text:style-name="Standard"><text:a xlink:type="simple" xlink:href="https://dzone.com/articles/choosing-the-right-gc" text:style-name="ListLabel_20_1" text:visited-style-name="ListLabel_20_1"><text:span text:style-name="T1">https://dzone.com/articles/choosing-the-right-gc</text:span></text:a></text:p>
      <text:p text:style-name="Standard"><text:a xlink:type="simple" xlink:href="https://www.youtube.com/watch?v=Bjv_9pKiALQ" text:style-name="ListLabel_20_1" text:visited-style-name="ListLabel_20_1"><text:span text:style-name="T1">https://www.youtube.com/watch?v=Bjv_9pKiALQ</text:span></text:a></text:p>
      <text:p text:style-name="Standard"><text:a xlink:type="simple" xlink:href="http://www.captaincasa.com/pdf/techdoc_memprofiling.pdf" text:style-name="ListLabel_20_1" text:visited-style-name="ListLabel_20_1"><text:span text:style-name="T1">http://www.captaincasa.com/pdf/techdoc_memprofiling.pdf</text:span></text:a></text:p>
      <text:p text:style-name="Standard"><text:a xlink:type="simple" xlink:href="https://blog.codecentric.de/en/2014/08/string-deduplication-new-feature-java-8-update-20-2/" text:style-name="ListLabel_20_1" text:visited-style-name="ListLabel_20_1"><text:span text:style-name="T1">https://blog.codecentric.de/en/2014/08/string-deduplication-new-feature-java-8-update-20-2/</text:span></text:a></text:p>
      <text:p text:style-name="Standard"><text:a xlink:type="simple" xlink:href="https://howtodoinjava.com/java/garbage-collection/revisiting-memory-management-and-garbage-collection-mechanisms-in-java/" text:style-name="ListLabel_20_1" text:visited-style-name="ListLabel_20_1"><text:span text:style-name="T1">https://howtodoinjava.com/java/garbage-collection/revisiting-memory-management-and-garbage-collection-mechanisms-in-java/</text:span></text:a></text:p>
      <text:p text:style-name="Standard"><text:a xlink:type="simple" xlink:href="https://www.adictosaltrabajo.com/2015/06/02/garbage-collector/" text:style-name="ListLabel_20_1" text:visited-style-name="ListLabel_20_1"><text:span text:style-name="T1">https://www.adictosaltrabajo.com/2015/06/02/garbage-collector/</text:span></text:a></text:p>
      <text:p text:style-name="Standard"><text:a xlink:type="simple" xlink:href="https://dzone.com/articles/visualvm-monitoring-remote-jvm" text:style-name="ListLabel_20_1" text:visited-style-name="ListLabel_20_1"><text:span text:style-name="T1">https://dzone.com/articles/visualvm-monitoring-remote-jvm</text:span></text:a></text:p>
      <text:p text:style-name="Standard"><text:a xlink:type="simple" xlink:href="https://www.youtube.com/watch?v=E1M3hNlhQCg" text:style-name="ListLabel_20_1" text:visited-style-name="ListLabel_20_1"><text:span text:style-name="T1">https://www.youtube.com/watch?v=E1M3hNlhQCg</text:span></text:a></text:p>
      <text:p text:style-name="Standard"><text:a xlink:type="simple" xlink:href="https://www.youtube.com/watch?v=FmsAsxh2yPw" text:style-name="ListLabel_20_1" text:visited-style-name="ListLabel_20_1"><text:span text:style-name="T1">https://www.youtube.com/watch?v=FmsAsxh2yPw</text:span></text:a></text:p>
      <text:p text:style-name="Standard"><text:a xlink:type="simple" xlink:href="https://itnext.io/profiling-jvm-applications-remotely-using-visualvm-c0df9816aabf" text:style-name="ListLabel_20_1" text:visited-style-name="ListLabel_20_1"><text:span text:style-name="T1">https://itnext.io/profiling-jvm-applications-remotely-using-visualvm-c0df9816aabf</text:span></text:a></text:p>
      <text:p text:style-name="Standard"><text:a xlink:type="simple" xlink:href="https://stackify.com/memory-leaks-java/" text:style-name="ListLabel_20_1" text:visited-style-name="ListLabel_20_1"><text:span text:style-name="T1">https://stackify.com/memory-leaks-java/</text:span></text:a></text:p>
      <text:p text:style-name="Standard"><text:a xlink:type="simple" xlink:href="https://stackify.com/what-is-java-garbage-collection/" text:style-name="ListLabel_20_1" text:visited-style-name="ListLabel_20_1"><text:span text:style-name="T1">https://stackify.com/what-is-java-garbage-collection/</text:span></text:a></text:p>
      <text:p text:style-name="Standard"><text:a xlink:type="simple" xlink:href="https://guru99.es/java-stack-heap/" text:style-name="ListLabel_20_1" text:visited-style-name="ListLabel_20_1"><text:span text:style-name="T1">https://guru99.es/java-stack-heap/</text:span></text:a></text:p>
      <text:p text:style-name="Standard"><text:a xlink:type="simple" xlink:href="https://www.oracle.com/webfolder/technetwork/tutorials/obe/java/gc01/index.html" text:style-name="ListLabel_20_1" text:visited-style-name="ListLabel_20_1"><text:span text:style-name="T1">https://www.oracle.com/webfolder/technetwork/tutorials/obe/java/gc01/index.html</text:span></text:a></text:p>
      <text:p text:style-name="Standard"><text:soft-page-break/><text:a xlink:type="simple" xlink:href="https://howtodoinjava.com/java/garbage-collection/all-garbage-collection-algorithms/" text:style-name="ListLabel_20_1" text:visited-style-name="ListLabel_20_1"><text:span text:style-name="T1">https://howtodoinjava.com/java/garbage-collection/all-garbage-collection-algorithms/</text:span></text:a></text:p>
      <text:p text:style-name="Standard"><text:a xlink:type="simple" xlink:href="https://blogs.oracle.com/nbprofiler/visual-gc-plugin-20-for-visualvm" text:style-name="ListLabel_20_1" text:visited-style-name="ListLabel_20_1"><text:span text:style-name="T1">https://blogs.oracle.com/nbprofiler/visual-gc-plugin-20-for-visualvm</text:span></text:a></text:p>
      <text:p text:style-name="Standard"><text:a xlink:type="simple" xlink:href="https://www.tutorialspoint.com/unix_commands/jstatd.htm" text:style-name="ListLabel_20_1" text:visited-style-name="ListLabel_20_1"><text:span text:style-name="T1">https://www.tutorialspoint.com/unix_commands/jstatd.htm</text:span></text:a></text:p>
      <text:p text:style-name="Standard"><text:a xlink:type="simple" xlink:href="https://support.sas.com/kb/41/565.html" text:style-name="ListLabel_20_1" text:visited-style-name="ListLabel_20_1"><text:span text:style-name="T1">https://support.sas.com/kb/41/565.html</text:span></text:a></text:p>
      <text:p text:style-name="Standard"><text:a xlink:type="simple" xlink:href="https://www.youtube.com/watch?v=UnaNQgzw4zY" text:style-name="ListLabel_20_1" text:visited-style-name="ListLabel_20_1"><text:span text:style-name="T1">https://www.youtube.com/watch?v=UnaNQgzw4zY</text:span></text:a></text:p>
      <text:p text:style-name="Standard"><text:a xlink:type="simple" xlink:href="https://dzone.com/articles/how-to-capture-java-heap-dumps-7-options" text:style-name="ListLabel_20_1" text:visited-style-name="ListLabel_20_1"><text:span text:style-name="T1">https://dzone.com/articles/how-to-capture-java-heap-dumps-7-options</text:span></text:a></text:p>
      <text:p text:style-name="Standard"><text:a xlink:type="simple" xlink:href="https://www.oracle.com/java/technologies/javase/vmoptions-jsp.html" text:style-name="ListLabel_20_1" text:visited-style-name="ListLabel_20_1"><text:span text:style-name="T1">https://www.oracle.com/java/technologies/javase/vmoptions-jsp.html</text:span></text:a></text:p>
      <text:p text:style-name="Standard"/>
      <text:p text:style-name="Standard">Enterprise</text:p>
      <text:p text:style-name="Standard"/>
      <text:p text:style-name="Standard"><text:a xlink:type="simple" xlink:href="https://www.digitalmarketer.com/digital-marketing/digital-marketing-strategy/" text:style-name="ListLabel_20_1" text:visited-style-name="ListLabel_20_1"><text:span text:style-name="T1">https://www.digitalmarketer.com/digital-marketing/digital-marketing-strategy/</text:span></text:a></text:p>
      <text:p text:style-name="Standard"><text:a xlink:type="simple" xlink:href="https://www.entrepreneur.com/article/175242" text:style-name="ListLabel_20_1" text:visited-style-name="ListLabel_20_1"><text:span text:style-name="T1">https://www.entrepreneur.com/article/175242</text:span></text:a></text:p>
      <text:p text:style-name="Standard"><text:a xlink:type="simple" xlink:href="https://www.brandwatch.com/blog/amazing-social-media-statistics-and-facts/" text:style-name="ListLabel_20_1" text:visited-style-name="ListLabel_20_1"><text:span text:style-name="T1">https://www.brandwatch.com/blog/amazing-social-media-statistics-and-facts/</text:span></text:a></text:p>
      <text:p text:style-name="Standard"><text:a xlink:type="simple" xlink:href="https://www.oberlo.com/blog/social-media-marketing-statistics" text:style-name="ListLabel_20_1" text:visited-style-name="ListLabel_20_1"><text:span text:style-name="T1">https://www.oberlo.com/blog/social-media-marketing-statistics</text:span></text:a></text:p>
      <text:p text:style-name="Standard"/>
      <text:p text:style-name="Standard">Overclock</text:p>
      <text:p text:style-name="Standard"><text:a xlink:type="simple" xlink:href="https://forums.tomshardware.com/threads/core-2-overclocking-guide.346531/" text:style-name="ListLabel_20_1" text:visited-style-name="ListLabel_20_1"><text:span text:style-name="T1">https://forums.tomshardware.com/threads/core-2-overclocking-guide.346531/</text:span></text:a></text:p>
      <text:p text:style-name="Standard"><text:a xlink:type="simple" xlink:href="https://sourceforge.net/projects/lfsb/" text:style-name="ListLabel_20_1" text:visited-style-name="ListLabel_20_1"><text:span text:style-name="T1">https://sourceforge.net/projects/lfsb/</text:span></text:a></text:p>
      <text:p text:style-name="Standard"/>
      <text:p text:style-name="Standard">NUMA</text:p>
      <text:p text:style-name="Standard"><text:a xlink:type="simple" xlink:href="https://www.anandtech.com/show/14694/amd-rome-epyc-2nd-gen/2" text:style-name="ListLabel_20_1" text:visited-style-name="ListLabel_20_1"><text:span text:style-name="T1">https://www.anandtech.com/show/14694/amd-rome-epyc-2nd-gen/2</text:span></text:a></text:p>
      <text:p text:style-name="Standard"><text:soft-page-break/><text:a xlink:type="simple" xlink:href="https://users.dcc.uchile.cl/~rbaeza/cursos/proyarq/choviedo/comp_uma_numa.html" text:style-name="ListLabel_20_1" text:visited-style-name="ListLabel_20_1"><text:span text:style-name="T1">https://users.dcc.uchile.cl/~rbaeza/cursos/proyarq/choviedo/comp_uma_numa.html</text:span></text:a></text:p>
      <text:p text:style-name="Standard"><text:a xlink:type="simple" xlink:href="https://www.geeksforgeeks.org/difference-between-uniform-memory-access-uma-and-non-uniform-memory-access-numa/" text:style-name="ListLabel_20_1" text:visited-style-name="ListLabel_20_1"><text:span text:style-name="T1">https://www.geeksforgeeks.org/difference-between-uniform-memory-access-uma-and-non-uniform-memory-access-numa/</text:span></text:a></text:p>
      <text:p text:style-name="Standard"><text:a xlink:type="simple" xlink:href="http://www.qdpma.com/SystemArchitecture/SystemArchitecture_QPI.html" text:style-name="ListLabel_20_1" text:visited-style-name="ListLabel_20_1"><text:span text:style-name="T1">http://www.qdpma.com/SystemArchitecture/SystemArchitecture_QPI.html</text:span></text:a></text:p>
      <text:p text:style-name="Standard">STATISTICS</text:p>
      <text:p text:style-name="Standard"><text:a xlink:type="simple" xlink:href="https://www.quora.com/What-is-the-difference-between-panel-data-time-serial-data-and-cross-sectional-data" text:style-name="ListLabel_20_1" text:visited-style-name="ListLabel_20_1"><text:span text:style-name="T1">https://www.quora.com/What-is-the-difference-between-panel-data-time-serial-data-and-cross-sectional-data</text:span></text:a></text:p>
      <text:p text:style-name="Standard"/>
      <text:p text:style-name="Standard"/>
      <text:p text:style-name="Standard">CFS</text:p>
      <text:p text:style-name="Standard"><text:a xlink:type="simple" xlink:href="http://www.ipst-info.net/LinuxJournal/LJ/184/10267.html" text:style-name="ListLabel_20_1" text:visited-style-name="ListLabel_20_1"><text:span text:style-name="T1">http://www.ipst-info.net/LinuxJournal/LJ/184/10267.html</text:span></text:a></text:p>
      <text:p text:style-name="Standard"/>
      <text:p text:style-name="Standard">OC</text:p>
      <text:p text:style-name="Standard"><text:a xlink:type="simple" xlink:href="https://forums.tomshardware.com/threads/core-2-overclocking-guide.346531/" text:style-name="ListLabel_20_1" text:visited-style-name="ListLabel_20_1"><text:span text:style-name="T1">https://forums.tomshardware.com/threads/core-2-overclocking-guide.346531/</text:span></text:a></text:p>
      <text:p text:style-name="Standard"/>
      <text:p text:style-name="Standard">JELLYFIN</text:p>
      <text:p text:style-name="Standard"><text:a xlink:type="simple" xlink:href="https://www.reddit.com/r/jellyfin/comments/bqa065/sharing_my_custom_css_for_modifying_the_ui/" text:style-name="ListLabel_20_1" text:visited-style-name="ListLabel_20_1"><text:span text:style-name="T1">https://www.reddit.com/r/jellyfin/comments/bqa065/sharing_my_custom_css_for_modifying_the_ui/</text:span></text:a></text:p>
      <text:p text:style-name="Standard"/>
      <text:p text:style-name="Standard">STICKY BITS</text:p>
      <text:p text:style-name="Standard"><text:a xlink:type="simple" xlink:href="https://www.liquidweb.com/kb/how-do-i-set-up-setuid-setgid-and-sticky-bits-on-linux/" text:style-name="ListLabel_20_1" text:visited-style-name="ListLabel_20_1"><text:span text:style-name="T1">https://www.liquidweb.com/kb/how-do-i-set-up-setuid-setgid-and-sticky-bits-on-linux/</text:span></text:a></text:p>
      <text:p text:style-name="Standard"/>
      <text:p text:style-name="Standard">MOUNTS</text:p>
      <text:p text:style-name="Standard"><text:a xlink:type="simple" xlink:href="https://bayton.org/docs/linux/lxd/mount-cifssmb-shares-rw-in-lxd-containers/" text:style-name="ListLabel_20_1" text:visited-style-name="ListLabel_20_1"><text:span text:style-name="T1">https://bayton.org/docs/linux/lxd/mount-cifssmb-shares-rw-in-lxd-containers/</text:span></text:a></text:p>
      <text:p text:style-name="Standard"><text:soft-page-break/></text:p>
      <text:p text:style-name="Standard">TRANSMISSION</text:p>
      <text:p text:style-name="Standard"><text:a xlink:type="simple" xlink:href="https://transmissionbt.com/" text:style-name="ListLabel_20_1" text:visited-style-name="ListLabel_20_1"><text:span text:style-name="T1">https://transmissionbt.com/</text:span></text:a></text:p>
      <text:p text:style-name="Standard"/>
      <text:p text:style-name="Standard">JAVA VISUAL VM</text:p>
      <text:p text:style-name="Standard"/>
      <text:p text:style-name="Standard">BONDING</text:p>
      <text:p text:style-name="Standard"><text:a xlink:type="simple" xlink:href="https://www.jmramirez.pro/tutorial/link-aggregation/" text:style-name="ListLabel_20_1" text:visited-style-name="ListLabel_20_1"><text:span text:style-name="T1">https://www.jmramirez.pro/tutorial/link-aggregation/</text:span></text:a></text:p>
      <text:p text:style-name="Standard"/>
      <text:p text:style-name="Standard">SPHINX</text:p>
      <text:p text:style-name="Standard"><text:a xlink:type="simple" xlink:href="https://www.linux.com/training-tutorials/essential-sphinx-markup-cheatsheet-faster-documentation/" text:style-name="ListLabel_20_1" text:visited-style-name="ListLabel_20_1"><text:span text:style-name="T1">https://www.linux.com/training-tutorials/essential-sphinx-markup-cheatsheet-faster-documentation/</text:span></text:a></text:p>
      <text:p text:style-name="Standard"/>
      <text:p text:style-name="Standard"><text:a xlink:type="simple" xlink:href="https://centos.pkgs.org/" text:style-name="ListLabel_20_1" text:visited-style-name="ListLabel_20_1"><text:span text:style-name="T1">https://centos.pkgs.org/</text:span></text:a></text:p>
      <text:p text:style-name="Standard">SAMBA</text:p>
      <text:p text:style-name="Standard"><text:a xlink:type="simple" xlink:href="https://web.mit.edu/rhel-doc/4/RH-DOCS/rhel-rg-es-4/s1-samba-daemons.html" text:style-name="ListLabel_20_1" text:visited-style-name="ListLabel_20_1"><text:span text:style-name="T1">https://web.mit.edu/rhel-doc/4/RH-DOCS/rhel-rg-es-4/s1-samba-daemons.html</text:span></text:a></text:p>
      <text:p text:style-name="Standard"><text:a xlink:type="simple" xlink:href="https://www.samba.org/samba/docs/current/man-html/smb.conf.5.html#ENCRYPTEDPASSWORDS" text:style-name="ListLabel_20_1" text:visited-style-name="ListLabel_20_1"><text:span text:style-name="T1">https://www.samba.org/samba/docs/current/man-html/smb.conf.5.html#ENCRYPTEDPASSWORDS</text:span></text:a></text:p>
      <text:p text:style-name="Standard"/>
      <text:p text:style-name="Standard">JELLYFIN</text:p>
      <text:p text:style-name="Standard"><text:a xlink:type="simple" xlink:href="https://jellyfin.org/docs/general/administration/installing.html#centos" text:style-name="ListLabel_20_1" text:visited-style-name="ListLabel_20_1"><text:span text:style-name="T1">https://jellyfin.org/docs/general/administration/installing.html#centos</text:span></text:a></text:p>
      <text:p text:style-name="Standard"><text:a xlink:type="simple" xlink:href="https://computingforgeeks.com/how-to-install-ffmpeg-on-centos-rhel-8/" text:style-name="ListLabel_20_1" text:visited-style-name="ListLabel_20_1"><text:span text:style-name="T1">https://computingforgeeks.com/how-to-install-ffmpeg-on-centos-rhel-8/</text:span></text:a></text:p>
      <text:p text:style-name="Standard">NEXTCLOUD</text:p>
      <text:p text:style-name="Standard"><text:soft-page-break/></text:p>
      <text:p text:style-name="Standard"/>
      <text:p text:style-name="Standard">OPENMEDIAVAULT</text:p>
      <text:p text:style-name="Standard"><text:a xlink:type="simple" xlink:href="https://openmediavault.readthedocs.io/en/5.x/installation/on_debian.html" text:style-name="ListLabel_20_1" text:visited-style-name="ListLabel_20_1"><text:span text:style-name="T1">https://openmediavault.readthedocs.io/en/5.x/installation/on_debian.html</text:span></text:a></text:p>
      <text:p text:style-name="Standard"><text:a xlink:type="simple" xlink:href="https://www.reddit.com/r/HomeServer/comments/7bfd2t/proxmox_nas/" text:style-name="ListLabel_20_1" text:visited-style-name="ListLabel_20_1"><text:span text:style-name="T1">https://www.reddit.com/r/HomeServer/comments/7bfd2t/proxmox_nas/</text:span></text:a></text:p>
      <text:p text:style-name="Standard">SSL</text:p>
      <text:p text:style-name="Standard"><text:a xlink:type="simple" xlink:href="https://community.letsencrypt.org/t/domain-certificate-from-www-noip-com/59379/6" text:style-name="ListLabel_20_1" text:visited-style-name="ListLabel_20_1"><text:span text:style-name="T1">https://community.letsencrypt.org/t/domain-certificate-from-www-noip-com/59379/6</text:span></text:a></text:p>
      <text:p text:style-name="Standard"/>
      <text:p text:style-name="Standard">TOMCAT</text:p>
      <text:p text:style-name="Standard"><text:a xlink:type="simple" xlink:href="https://www.digitalocean.com/community/tutorials/install-tomcat-9-debian-9" text:style-name="ListLabel_20_1" text:visited-style-name="ListLabel_20_1"><text:span text:style-name="T1">https://www.digitalocean.com/community/tutorials/install-tomcat-9-debian-9</text:span></text:a></text:p>
      <text:p text:style-name="Standard"><text:a xlink:type="simple" xlink:href="https://stackoverflow.com/questions/16407603/start-tomcat-war" text:style-name="ListLabel_20_1" text:visited-style-name="ListLabel_20_1"><text:span text:style-name="T1">https://stackoverflow.com/questions/16407603/start-tomcat-war</text:span></text:a></text:p>
      <text:p text:style-name="Standard">OPENVPN</text:p>
      <text:p text:style-name="Standard"/>
      <text:p text:style-name="Standard">MINECRAFT</text:p>
      <text:p text:style-name="Standard"><text:a xlink:type="simple" xlink:href="https://minecraft.tools/es/" text:style-name="ListLabel_20_1" text:visited-style-name="ListLabel_20_1"><text:span text:style-name="T1">https://minecraft.tools/es/</text:span></text:a></text:p>
      <text:p text:style-name="Standard"><text:a xlink:type="simple" xlink:href="https://github.com/Querz/mcaselector#download-and-installation" text:style-name="ListLabel_20_1" text:visited-style-name="ListLabel_20_1"><text:span text:style-name="T1">https://github.com/Querz/mcaselector#download-and-installation</text:span></text:a></text:p>
      <text:p text:style-name="Standard"/>
      <text:p text:style-name="Standard">NAS</text:p>
      <text:p text:style-name="Standard">OpenMediaVault</text:p>
      <text:p text:style-name="Standard">UNraid</text:p>
      <text:p text:style-name="Standard">FreeNAS</text:p>
      <text:p text:style-name="Standard"><text:soft-page-break/>OwnCloud</text:p>
      <text:p text:style-name="Standard"><text:a xlink:type="simple" xlink:href="https://nextcloud.com/" text:style-name="ListLabel_20_1" text:visited-style-name="ListLabel_20_1"><text:span text:style-name="T1">https://nextcloud.com/</text:span></text:a></text:p>
      <text:p text:style-name="Standard"/>
      <text:p text:style-name="Standard">JAVA</text:p>
      <text:p text:style-name="Standard"><text:a xlink:type="simple" xlink:href="https://adoptopenjdk.net/releases.html" text:style-name="ListLabel_20_1" text:visited-style-name="ListLabel_20_1"><text:span text:style-name="T1">https://adoptopenjdk.net/releases.html</text:span></text:a></text:p>
      <text:p text:style-name="Standard"/>
      <text:p text:style-name="Standard">POSTGRESQL</text:p>
      <text:p text:style-name="Standard"><text:a xlink:type="simple" xlink:href="https://parzibyte.me/blog/2019/06/17/agregar-usuario-base-de-datos-conceder-permisos-postgresql/" text:style-name="ListLabel_20_1" text:visited-style-name="ListLabel_20_1"><text:span text:style-name="T1">https://parzibyte.me/blog/2019/06/17/agregar-usuario-base-de-datos-conceder-permisos-postgresql/</text:span></text:a></text:p>
      <text:p text:style-name="Standard"><text:a xlink:type="simple" xlink:href="http://postgresguide.com/utilities/psql.html" text:style-name="ListLabel_20_1" text:visited-style-name="ListLabel_20_1"><text:span text:style-name="T1">http://postgresguide.com/utilities/psql.html</text:span></text:a></text:p>
      <text:p text:style-name="Standard"><text:a xlink:type="simple" xlink:href="https://parzibyte.me/blog/2019/06/17/agregar-usuario-base-de-datos-conceder-permisos-postgresql/" text:style-name="ListLabel_20_1" text:visited-style-name="ListLabel_20_1"><text:span text:style-name="T1">https://parzibyte.me/blog/2019/06/17/agregar-usuario-base-de-datos-conceder-permisos-postgresql/</text:span></text:a></text:p>
      <text:p text:style-name="Standard"><text:a xlink:type="simple" xlink:href="https://enterprise.arcgis.com/es/server/10.3/cloud/amazon/change-default-database-passwords-on-linux.htm" text:style-name="ListLabel_20_1" text:visited-style-name="ListLabel_20_1"><text:span text:style-name="T1">https://enterprise.arcgis.com/es/server/10.3/cloud/amazon/change-default-database-passwords-on-linux.htm</text:span></text:a></text:p>
      <text:p text:style-name="Standard"/>
      <text:p text:style-name="Standard">ARC</text:p>
      <text:p text:style-name="Standard"><text:a xlink:type="simple" xlink:href="https://docs.oracle.com/cd/E76475_01/html/E76484/goyhj.html#scrolltoc" text:style-name="ListLabel_20_1" text:visited-style-name="ListLabel_20_1"><text:span text:style-name="T1">https://docs.oracle.com/cd/E76475_01/html/E76484/goyhj.html#scrolltoc</text:span></text:a></text:p>
      <text:p text:style-name="Standard"/>
      <text:p text:style-name="Standard">DOCUMENT</text:p>
      <text:p text:style-name="Standard"><text:a xlink:type="simple" xlink:href="https://www.scribendi.com/advice/what_are_footnotes.en.html" text:style-name="ListLabel_20_1" text:visited-style-name="ListLabel_20_1"><text:span text:style-name="T1">https://www.scribendi.com/advice/what_are_footnotes.en.html</text:span></text:a></text:p>
      <text:p text:style-name="Standard"><text:a xlink:type="simple" xlink:href="https://academicguides.waldenu.edu/writingcenter/grammar/verbtenses" text:style-name="ListLabel_20_1" text:visited-style-name="ListLabel_20_1"><text:span text:style-name="T1">https://academicguides.waldenu.edu/writingcenter/grammar/verbtenses</text:span></text:a></text:p>
      <text:p text:style-name="Standard"><text:a xlink:type="simple" xlink:href="https://support.google.com/docs/answer/86629?co=GENIE.Platform%3DDesktop&amp;hl=en" text:style-name="ListLabel_20_1" text:visited-style-name="ListLabel_20_1"><text:span text:style-name="T1">https://support.google.com/docs/answer/86629?co=GENIE.Platform%3DDesktop&amp;hl=en</text:span></text:a></text:p>
      <text:p text:style-name="Standard"><text:a xlink:type="simple" xlink:href="https://support.google.com/docs/answer/6367684" text:style-name="ListLabel_20_1" text:visited-style-name="ListLabel_20_1"><text:span text:style-name="T1">https://support.google.com/docs/answer/6367684</text:span></text:a></text:p>
      <text:p text:style-name="Standard"/>
      <text:p text:style-name="Standard"><text:soft-page-break/>HARDWARE</text:p>
      <text:p text:style-name="Standard"><text:a xlink:type="simple" xlink:href="https://www.simmtester.com/News/PublicationArticle/136" text:style-name="ListLabel_20_1" text:visited-style-name="ListLabel_20_1"><text:span text:style-name="T1">https://www.simmtester.com/News/PublicationArticle/136</text:span></text:a></text:p>
      <text:p text:style-name="Standard"><text:a xlink:type="simple" xlink:href="https://www.starline.de/fileadmin/images/produkte/hitachi/UltraStar-A7K2000-datasheet.pdf" text:style-name="ListLabel_20_1" text:visited-style-name="ListLabel_20_1"><text:span text:style-name="T1">https://www.starline.de/fileadmin/images/produkte/hitachi/UltraStar-A7K2000-datasheet.pdf</text:span></text:a></text:p>
      <text:p text:style-name="Standard">FONTS</text:p>
      <text:p text:style-name="Standard"><text:a xlink:type="simple" xlink:href="https://web.mit.edu/jmorzins/www/fonts.html" text:style-name="ListLabel_20_1" text:visited-style-name="ListLabel_20_1"><text:span text:style-name="T1">https://web.mit.edu/jmorzins/www/fonts.html</text:span></text:a></text:p>
      <text:p text:style-name="Standard"/>
      <text:p text:style-name="Standard">MINECRAFT BEDROCK EDITION</text:p>
      <text:p text:style-name="Standard"/>
      <text:p text:style-name="Standard"><text:a xlink:type="simple" xlink:href="https://github.com/plan-player-analytics/Plan/wiki/Bukkit-Set-Up" text:style-name="ListLabel_20_1" text:visited-style-name="ListLabel_20_1"><text:span text:style-name="T1">https://github.com/plan-player-analytics/Plan/wiki/Bukkit-Set-Up</text:span></text:a></text:p>
      <text:p text:style-name="Standard"><text:a xlink:type="simple" xlink:href="https://www.reddit.com/user/ProfessorValko/comments/9f438p/bedrock_dedicated_server_tutorial/" text:style-name="ListLabel_20_1" text:visited-style-name="ListLabel_20_1"><text:span text:style-name="T1">https://www.reddit.com/user/ProfessorValko/comments/9f438p/bedrock_dedicated_server_tutorial/</text:span></text:a></text:p>
      <text:p text:style-name="Standard"><text:a xlink:type="simple" xlink:href="https://minecraft.gamepedia.com/Bedrock_Edition_server_software" text:style-name="ListLabel_20_1" text:visited-style-name="ListLabel_20_1"><text:span text:style-name="T1">https://minecraft.gamepedia.com/Bedrock_Edition_server_software</text:span></text:a></text:p>
      <text:p text:style-name="Standard"><text:a xlink:type="simple" xlink:href="http://java-decompiler.github.io/" text:style-name="ListLabel_20_1" text:visited-style-name="ListLabel_20_1"><text:span text:style-name="T1">http://java-decompiler.github.io/</text:span></text:a></text:p>
      <text:p text:style-name="Standard"><text:a xlink:type="simple" xlink:href="https://github.com/plan-player-analytics/Plan/wiki/Bukkit-Set-Up" text:style-name="ListLabel_20_1" text:visited-style-name="ListLabel_20_1"><text:span text:style-name="T1">https://github.com/plan-player-analytics/Plan/wiki/Bukkit-Set-Up</text:span></text:a></text:p>
      <text:p text:style-name="Standard"><text:a xlink:type="simple" xlink:href="https://help.ggservers.com/en-us/article/bedrock-guide-14c2u1u/" text:style-name="ListLabel_20_1" text:visited-style-name="ListLabel_20_1"><text:span text:style-name="T1">https://help.ggservers.com/en-us/article/bedrock-guide-14c2u1u/</text:span></text:a></text:p>
      <text:p text:style-name="Standard"/>
      <text:p text:style-name="Standard">PARALLEL</text:p>
      <text:p text:style-name="Standard"><text:a xlink:type="simple" xlink:href="https://opensource.com/article/18/5/gnu-parallel" text:style-name="ListLabel_20_1" text:visited-style-name="ListLabel_20_1"><text:span text:style-name="T1">https://opensource.com/article/18/5/gnu-parallel</text:span></text:a></text:p>
      <text:p text:style-name="Standard"/>
      <text:p text:style-name="Standard">DIFFERENT OR SAME CONTAINER</text:p>
      <text:p text:style-name="Standard"><text:a xlink:type="simple" xlink:href="https://stackoverflow.com/questions/30534939/should-i-use-separate-docker-containers-for-my-web-app" text:style-name="ListLabel_20_1" text:visited-style-name="ListLabel_20_1"><text:span text:style-name="T1">https://stackoverflow.com/questions/30534939/should-i-use-separate-docker-containers-for-my-web-app</text:span></text:a></text:p>
      <text:p text:style-name="Standard"/>
      <text:p text:style-name="Standard"><text:soft-page-break/>ICS</text:p>
      <text:p text:style-name="Standard"><text:a xlink:type="simple" xlink:href="http://www.datasheetdir.com/package.html" text:style-name="ListLabel_20_1" text:visited-style-name="ListLabel_20_1"><text:span text:style-name="T1">http://www.datasheetdir.com/package.html</text:span></text:a></text:p>
      <text:p text:style-name="Standard"/>
      <text:p text:style-name="Standard">MINECRAFT 1.8.9 SPIGOT</text:p>
      <text:p text:style-name="Standard"/>
      <text:p text:style-name="Standard">NVIDIA DRIVERS</text:p>
      <text:p text:style-name="Standard"><text:a xlink:type="simple" xlink:href="https://www.nvidia.com/Download/driverResults.aspx/156163/en-us" text:style-name="ListLabel_20_1" text:visited-style-name="ListLabel_20_1"><text:span text:style-name="T1">https://www.nvidia.com/Download/driverResults.aspx/156163/en-us</text:span></text:a></text:p>
      <text:p text:style-name="Standard"><text:a xlink:type="simple" xlink:href="https://wiki.debian.org/SourcesList" text:style-name="ListLabel_20_1" text:visited-style-name="ListLabel_20_1"><text:span text:style-name="T1">https://wiki.debian.org/SourcesList</text:span></text:a></text:p>
      <text:p text:style-name="Standard"><text:a xlink:type="simple" xlink:href="https://askubuntu.com/questions/841876/how-to-disable-nouveau-kernel-driver" text:style-name="ListLabel_20_1" text:visited-style-name="ListLabel_20_1"><text:span text:style-name="T1">https://askubuntu.com/questions/841876/how-to-disable-nouveau-kernel-driver</text:span></text:a></text:p>
      <text:p text:style-name="Standard"><text:a xlink:type="simple" xlink:href="https://linuxconfig.org/how-to-install-nvidia-driver-on-debian-10-buster-linux" text:style-name="ListLabel_20_1" text:visited-style-name="ListLabel_20_1"><text:span text:style-name="T1">https://linuxconfig.org/how-to-install-nvidia-driver-on-debian-10-buster-linux</text:span></text:a></text:p>
      <text:p text:style-name="Standard"/>
      <text:p text:style-name="Standard"/>
      <text:p text:style-name="Standard">GRAFANA</text:p>
      <text:p text:style-name="Standard"/>
      <text:p text:style-name="Standard"><text:a xlink:type="simple" xlink:href="https://grafana.com/grafana/dashboards/10048" text:style-name="ListLabel_20_1" text:visited-style-name="ListLabel_20_1"><text:span text:style-name="T1">https://grafana.com/grafana/dashboards/10048</text:span></text:a></text:p>
      <text:p text:style-name="Standard"><text:a xlink:type="simple" xlink:href="https://www.reddit.com/r/homelab/comments/5foze7/best_data_source_to_use_w_grafana_on_my_windows/" text:style-name="ListLabel_20_1" text:visited-style-name="ListLabel_20_1"><text:span text:style-name="T1">https://www.reddit.com/r/homelab/comments/5foze7/best_data_source_to_use_w_grafana_on_my_windows/</text:span></text:a></text:p>
      <text:p text:style-name="Standard"><text:a xlink:type="simple" xlink:href="https://pve.proxmox.com/wiki/External_Metric_Server" text:style-name="ListLabel_20_1" text:visited-style-name="ListLabel_20_1"><text:span text:style-name="T1">https://pve.proxmox.com/wiki/External_Metric_Server</text:span></text:a></text:p>
      <text:p text:style-name="Standard"><text:a xlink:type="simple" xlink:href="https://en.wikipedia.org/wiki/Load_%28computing%29" text:style-name="ListLabel_20_1" text:visited-style-name="ListLabel_20_1"><text:span text:style-name="T1">https://en.wikipedia.org/wiki/Load_%28computing%29</text:span></text:a></text:p>
      <text:p text:style-name="Standard"/>
      <text:p text:style-name="Standard">INFLUXDB</text:p>
      <text:p text:style-name="Standard"><text:a xlink:type="simple" xlink:href="https://www.influxdata.com/blog/influxdb-outperforms-graphite-in-time-series-data-metrics-benchmark/" text:style-name="ListLabel_20_1" text:visited-style-name="ListLabel_20_1"><text:span text:style-name="T1">https://www.influxdata.com/blog/influxdb-outperforms-graphite-in-time-series-data-metrics-benchmark/</text:span></text:a></text:p>
      <text:p text:style-name="Standard"><text:soft-page-break/><text:a xlink:type="simple" xlink:href="https://github.com/influxdata/influxdb-comparisons" text:style-name="ListLabel_20_1" text:visited-style-name="ListLabel_20_1"><text:span text:style-name="T1">https://github.com/influxdata/influxdb-comparisons</text:span></text:a></text:p>
      <text:p text:style-name="Standard"><text:a xlink:type="simple" xlink:href="https://forums.centos.org/viewtopic.php?t=71948" text:style-name="ListLabel_20_1" text:visited-style-name="ListLabel_20_1"><text:span text:style-name="T1">https://forums.centos.org/viewtopic.php?t=71948</text:span></text:a></text:p>
      <text:p text:style-name="Standard"><text:a xlink:type="simple" xlink:href="https://portal.influxdata.com/downloads/" text:style-name="ListLabel_20_1" text:visited-style-name="ListLabel_20_1"><text:span text:style-name="T1">https://portal.influxdata.com/downloads/</text:span></text:a></text:p>
      <text:p text:style-name="Standard"><text:a xlink:type="simple" xlink:href="https://docs.influxdata.com/influxdb/v1.8/query_language/explore-schema/" text:style-name="ListLabel_20_1" text:visited-style-name="ListLabel_20_1"><text:span text:style-name="T1">https://docs.influxdata.com/influxdb/v1.8/query_language/explore-schema/</text:span></text:a></text:p>
      <text:p text:style-name="Standard"/>
      <text:p text:style-name="Standard">TELEGRAF</text:p>
      <text:p text:style-name="Standard"><text:a xlink:type="simple" xlink:href="https://docs.influxdata.com/telegraf/v1.14/plugins/plugin-list/" text:style-name="ListLabel_20_1" text:visited-style-name="ListLabel_20_1"><text:span text:style-name="T1">https://docs.influxdata.com/telegraf/v1.14/plugins/plugin-list/</text:span></text:a></text:p>
      <text:p text:style-name="Standard"><text:a xlink:type="simple" xlink:href="https://wiki.archlinux.org/index.php/Lm_sensors" text:style-name="ListLabel_20_1" text:visited-style-name="ListLabel_20_1"><text:span text:style-name="T1">https://wiki.archlinux.org/index.php/Lm_sensors</text:span></text:a></text:p>
      <text:p text:style-name="Standard"><text:a xlink:type="simple" xlink:href="https://bbs.archlinux.org/viewtopic.php?id=83452" text:style-name="ListLabel_20_1" text:visited-style-name="ListLabel_20_1"><text:span text:style-name="T1">https://bbs.archlinux.org/viewtopic.php?id=83452</text:span></text:a></text:p>
      <text:p text:style-name="Standard"><text:a xlink:type="simple" xlink:href="https://askubuntu.com/questions/591198/cant-get-the-right-cpucore-temperature-acpi-chip" text:style-name="ListLabel_20_1" text:visited-style-name="ListLabel_20_1"><text:span text:style-name="T1">https://askubuntu.com/questions/591198/cant-get-the-right-cpucore-temperature-acpi-chip</text:span></text:a></text:p>
      <text:p text:style-name="Standard">PROXMOX</text:p>
      <text:p text:style-name="Standard"/>
      <text:p text:style-name="Standard"><text:a xlink:type="simple" xlink:href="https://ubunlog.com/iftop-vigila-ancho-banda/" text:style-name="ListLabel_20_1" text:visited-style-name="ListLabel_20_1"><text:span text:style-name="T1">https://ubunlog.com/iftop-vigila-ancho-banda/</text:span></text:a></text:p>
      <text:p text:style-name="Standard"><text:a xlink:type="simple" xlink:href="https://www.youtube.com/watch?v=5PkxfzrNHFQ" text:style-name="ListLabel_20_1" text:visited-style-name="ListLabel_20_1"><text:span text:style-name="T1">https://www.youtube.com/watch?v=5PkxfzrNHFQ</text:span></text:a></text:p>
      <text:p text:style-name="Standard"><text:a xlink:type="simple" xlink:href="https://www.howtogeek.com/272220/how-to-install-and-use-zfs-on-ubuntu-and-why-youd-want-to/" text:style-name="ListLabel_20_1" text:visited-style-name="ListLabel_20_1"><text:span text:style-name="T1">https://www.howtogeek.com/272220/how-to-install-and-use-zfs-on-ubuntu-and-why-youd-want-to/</text:span></text:a></text:p>
      <text:p text:style-name="Standard"><text:a xlink:type="simple" xlink:href="https://docs.oracle.com/cd/E19253-01/819-5461/gaynp/index.html" text:style-name="ListLabel_20_1" text:visited-style-name="ListLabel_20_1"><text:span text:style-name="T1">https://docs.oracle.com/cd/E19253-01/819-5461/gaynp/index.html</text:span></text:a></text:p>
      <text:p text:style-name="Standard"/>
      <text:p text:style-name="Standard"><text:a xlink:type="simple" xlink:href="https://forum.proxmox.com/threads/storage-local-and-local-zfs.31761/" text:style-name="ListLabel_20_1" text:visited-style-name="ListLabel_20_1"><text:span text:style-name="T1">https://forum.proxmox.com/threads/storage-local-and-local-zfs.31761/</text:span></text:a></text:p>
      <text:p text:style-name="Standard"><text:a xlink:type="simple" xlink:href="https://superuser.com/questions/1245299/if-my-motherboard-does-not-support-uefi-bios-can-i-still-use-gpt-for-non-boot-d" text:style-name="ListLabel_20_1" text:visited-style-name="ListLabel_20_1"><text:span text:style-name="T1">https://superuser.com/questions/1245299/if-my-motherboard-does-not-support-uefi-bios-can-i-still-use-gpt-for-non-boot-d</text:span></text:a></text:p>
      <text:p text:style-name="Standard"><text:a xlink:type="simple" xlink:href="https://pve.proxmox.com/wiki/Software_RAID" text:style-name="ListLabel_20_1" text:visited-style-name="ListLabel_20_1"><text:span text:style-name="T1">https://pve.proxmox.com/wiki/Software_RAID</text:span></text:a></text:p>
      <text:p text:style-name="Standard"><text:a xlink:type="simple" xlink:href="http://www.rodsbooks.com/gdisk/bios.html" text:style-name="ListLabel_20_1" text:visited-style-name="ListLabel_20_1"><text:span text:style-name="T1">http://www.rodsbooks.com/gdisk/bios.html</text:span></text:a></text:p>
      <text:p text:style-name="Standard"><text:soft-page-break/><text:a xlink:type="simple" xlink:href="http://www.rodsbooks.com/gdisk/hybrid.html" text:style-name="ListLabel_20_1" text:visited-style-name="ListLabel_20_1"><text:span text:style-name="T1">http://www.rodsbooks.com/gdisk/hybrid.html</text:span></text:a></text:p>
      <text:p text:style-name="Standard"><text:a xlink:type="simple" xlink:href="https://support.microsoft.com/en-us/help/302873/frequently-asked-questions-about-the-guid-partitioning-table-disk-arch" text:style-name="ListLabel_20_1" text:visited-style-name="ListLabel_20_1"><text:span text:style-name="T1">https://support.microsoft.com/en-us/help/302873/frequently-asked-questions-about-the-guid-partitioning-table-disk-arch</text:span></text:a></text:p>
      <text:p text:style-name="Standard"><text:a xlink:type="simple" xlink:href="https://en.wikipedia.org/wiki/Cylinder-head-sector" text:style-name="ListLabel_20_1" text:visited-style-name="ListLabel_20_1"><text:span text:style-name="T1">https://en.wikipedia.org/wiki/Cylinder-head-sector</text:span></text:a></text:p>
      <text:p text:style-name="Standard"><text:a xlink:type="simple" xlink:href="https://www.gnu.org/software/grub/manual/grub/html_node/BIOS-installation.html" text:style-name="ListLabel_20_1" text:visited-style-name="ListLabel_20_1"><text:span text:style-name="T1">https://www.gnu.org/software/grub/manual/grub/html_node/BIOS-installation.html</text:span></text:a></text:p>
      <text:p text:style-name="Standard"><text:a xlink:type="simple" xlink:href="http://www.raid-calculator.com/raid-types-reference.aspx" text:style-name="ListLabel_20_1" text:visited-style-name="ListLabel_20_1"><text:span text:style-name="T1">http://www.raid-calculator.com/raid-types-reference.aspx</text:span></text:a></text:p>
      <text:p text:style-name="Standard"><text:a xlink:type="simple" xlink:href="https://www.klennet.com/zfs-recovery/zfs-basics.aspx" text:style-name="ListLabel_20_1" text:visited-style-name="ListLabel_20_1"><text:span text:style-name="T1">https://www.klennet.com/zfs-recovery/zfs-basics.aspx</text:span></text:a></text:p>
      <text:p text:style-name="Standard"><text:a xlink:type="simple" xlink:href="https://pve.proxmox.com/wiki/Storage:_Directory" text:style-name="ListLabel_20_1" text:visited-style-name="ListLabel_20_1"><text:span text:style-name="T1">https://pve.proxmox.com/wiki/Storage:_Directory</text:span></text:a></text:p>
      <text:p text:style-name="Standard"><text:a xlink:type="simple" xlink:href="https://codilime.com/what-is-zfs-and-how-can-i-use-it/" text:style-name="ListLabel_20_1" text:visited-style-name="ListLabel_20_1"><text:span text:style-name="T1">https://codilime.com/what-is-zfs-and-how-can-i-use-it/</text:span></text:a></text:p>
      <text:p text:style-name="Standard"><text:a xlink:type="simple" xlink:href="https://www.youtube.com/watch?v=PerODFqUZT0" text:style-name="ListLabel_20_1" text:visited-style-name="ListLabel_20_1"><text:span text:style-name="T1">https://www.youtube.com/watch?v=PerODFqUZT0</text:span></text:a></text:p>
      <text:p text:style-name="Standard"><text:a xlink:type="simple" xlink:href="https://ezgif.com/help/alternative-animated-image-formats" text:style-name="ListLabel_20_1" text:visited-style-name="ListLabel_20_1"><text:span text:style-name="T1">https://ezgif.com/help/alternative-animated-image-formats</text:span></text:a></text:p>
      <text:p text:style-name="Standard"/>
      <text:p text:style-name="Standard">Passthrough</text:p>
      <text:p text:style-name="Standard"><text:a xlink:type="simple" xlink:href="https://pve.proxmox.com/wiki/Pci_passthrough" text:style-name="ListLabel_20_1" text:visited-style-name="ListLabel_20_1"><text:span text:style-name="T1">https://pve.proxmox.com/wiki/Pci_passthrough</text:span></text:a></text:p>
      <text:p text:style-name="Standard"><text:a xlink:type="simple" xlink:href="https://efrenthemaster.serveminecraft.net:8006/pve-docs/chapter-qm.html#qm_pci_passthrough" text:style-name="ListLabel_20_1" text:visited-style-name="ListLabel_20_1"><text:span text:style-name="T1">https://efrenthemaster.serveminecraft.net:8006/pve-docs/chapter-qm.html#qm_pci_passthrough</text:span></text:a></text:p>
      <text:p text:style-name="Standard"/>
      <text:p text:style-name="Standard">BIOS</text:p>
      <text:p text:style-name="Standard"><text:a xlink:type="simple" xlink:href="https://mail.coreboot.org/pipermail/seabios/2014-February/007689.html" text:style-name="ListLabel_20_1" text:visited-style-name="ListLabel_20_1"><text:span text:style-name="T1">https://mail.coreboot.org/pipermail/seabios/2014-February/007689.html</text:span></text:a></text:p>
      <text:p text:style-name="Standard"><text:a xlink:type="simple" xlink:href="https://forum.proxmox.com/threads/using-ovmf-for-vms.51378/" text:style-name="ListLabel_20_1" text:visited-style-name="ListLabel_20_1"><text:span text:style-name="T1">https://forum.proxmox.com/threads/using-ovmf-for-vms.51378/</text:span></text:a></text:p>
      <text:p text:style-name="Standard"><text:a xlink:type="simple" xlink:href="https://forums.unraid.net/topic/45877-ovmf-or-seabios-what-is-best-and-why/" text:style-name="ListLabel_20_1" text:visited-style-name="ListLabel_20_1"><text:span text:style-name="T1">https://forums.unraid.net/topic/45877-ovmf-or-seabios-what-is-best-and-why/</text:span></text:a></text:p>
      <text:p text:style-name="Standard"/>
      <text:p text:style-name="Standard">IOMMU</text:p>
      <text:p text:style-name="Standard"><text:soft-page-break/></text:p>
      <text:p text:style-name="Standard"><text:a xlink:type="simple" xlink:href="https://en.wikipedia.org/wiki/Memory_management_unit" text:style-name="ListLabel_20_1" text:visited-style-name="ListLabel_20_1"><text:span text:style-name="T1">https://en.wikipedia.org/wiki/Memory_management_unit</text:span></text:a></text:p>
      <text:p text:style-name="Standard"><text:a xlink:type="simple" xlink:href="http://web.cs.wpi.edu/~cs3013/c06/week4-paging.pdf" text:style-name="ListLabel_20_1" text:visited-style-name="ListLabel_20_1"><text:span text:style-name="T1">http://web.cs.wpi.edu/~cs3013/c06/week4-paging.pdf</text:span></text:a></text:p>
      <text:p text:style-name="Standard"><text:a xlink:type="simple" xlink:href="https://terenceli.github.io/%E6%8A%80%E6%9C%AF/2019/08/04/iommu-introduction" text:style-name="ListLabel_20_1" text:visited-style-name="ListLabel_20_1"><text:span text:style-name="T1">https://terenceli.github.io/%E6%8A%80%E6%9C%AF/2019/08/04/iommu-introduction</text:span></text:a></text:p>
      <text:p text:style-name="Standard"><text:a xlink:type="simple" xlink:href="https://www.thegeekdiary.com/centos-rhel-how-to-find-if-numa-configuration-is-enabled-or-disabled/" text:style-name="ListLabel_20_1" text:visited-style-name="ListLabel_20_1"><text:span text:style-name="T1">https://www.thegeekdiary.com/centos-rhel-how-to-find-if-numa-configuration-is-enabled-or-disabled/</text:span></text:a></text:p>
      <text:p text:style-name="Standard"><text:a xlink:type="simple" xlink:href="https://lists.linuxfoundation.org/pipermail/iommu/2018-May/027686.html" text:style-name="ListLabel_20_1" text:visited-style-name="ListLabel_20_1"><text:span text:style-name="T1">https://lists.linuxfoundation.org/pipermail/iommu/2018-May/027686.html</text:span></text:a></text:p>
      <text:p text:style-name="Standard"><text:a xlink:type="simple" xlink:href="https://stackoverflow.com/questions/27470885/how-does-dma-work-with-pci-express-devices" text:style-name="ListLabel_20_1" text:visited-style-name="ListLabel_20_1"><text:span text:style-name="T1">https://stackoverflow.com/questions/27470885/how-does-dma-work-with-pci-express-devices</text:span></text:a></text:p>
      <text:p text:style-name="Standard"><text:a xlink:type="simple" xlink:href="https://geidav.wordpress.com/2014/04/27/an-overview-of-direct-memory-access/" text:style-name="ListLabel_20_1" text:visited-style-name="ListLabel_20_1"><text:span text:style-name="T1">https://geidav.wordpress.com/2014/04/27/an-overview-of-direct-memory-access/</text:span></text:a></text:p>
      <text:p text:style-name="Standard"><text:a xlink:type="simple" xlink:href="https://www.reddit.com/r/VFIO/comments/5ireij/differencesbenefits_between_i440fx_and_q35/" text:style-name="ListLabel_20_1" text:visited-style-name="ListLabel_20_1"><text:span text:style-name="T1">https://www.reddit.com/r/VFIO/comments/5ireij/differencesbenefits_between_i440fx_and_q35/</text:span></text:a></text:p>
      <text:p text:style-name="Standard"><text:a xlink:type="simple" xlink:href="https://www.wikiwand.com/es/Intel_8237" text:style-name="ListLabel_20_1" text:visited-style-name="ListLabel_20_1"><text:span text:style-name="T1">https://www.wikiwand.com/es/Intel_8237</text:span></text:a></text:p>
      <text:p text:style-name="Standard"><text:a xlink:type="simple" xlink:href="https://en.wikipedia.org/wiki/Intel_8237" text:style-name="ListLabel_20_1" text:visited-style-name="ListLabel_20_1"><text:span text:style-name="T1">https://en.wikipedia.org/wiki/Intel_8237</text:span></text:a></text:p>
      <text:p text:style-name="Standard"/>
      <text:p text:style-name="Standard"><text:a xlink:type="simple" xlink:href="https://en.wikipedia.org/wiki/List_of_IOMMU-supporting_hardware" text:style-name="ListLabel_20_1" text:visited-style-name="ListLabel_20_1"><text:span text:style-name="T1">https://en.wikipedia.org/wiki/List_of_IOMMU-supporting_hardware</text:span></text:a></text:p>
      <text:p text:style-name="Standard"><text:a xlink:type="simple" xlink:href="https://en.wikipedia.org/wiki/Input%E2%80%93output_memory_management_unit" text:style-name="ListLabel_20_1" text:visited-style-name="ListLabel_20_1"><text:span text:style-name="T1">https://en.wikipedia.org/wiki/Input%E2%80%93output_memory_management_unit</text:span></text:a></text:p>
      <text:p text:style-name="Standard"><text:a xlink:type="simple" xlink:href="https://superuser.com/questions/1112238/intel-iommu-on-but-no-iommu-groups" text:style-name="ListLabel_20_1" text:visited-style-name="ListLabel_20_1"><text:span text:style-name="T1">https://superuser.com/questions/1112238/intel-iommu-on-but-no-iommu-groups</text:span></text:a></text:p>
      <text:p text:style-name="Standard"><text:a xlink:type="simple" xlink:href="https://pve.proxmox.com/wiki/PCI(e)_Passthrough" text:style-name="ListLabel_20_1" text:visited-style-name="ListLabel_20_1"><text:span text:style-name="T1">https://pve.proxmox.com/wiki/PCI(e)_Passthrough</text:span></text:a></text:p>
      <text:p text:style-name="Standard"><text:a xlink:type="simple" xlink:href="https://pve.proxmox.com/wiki/Pci_passthrough" text:style-name="ListLabel_20_1" text:visited-style-name="ListLabel_20_1"><text:span text:style-name="T1">https://pve.proxmox.com/wiki/Pci_passthrough</text:span></text:a></text:p>
      <text:p text:style-name="Standard"/>
      <text:p text:style-name="Standard">CPU</text:p>
      <text:p text:style-name="Standard"/>
      <text:p text:style-name="Standard"><text:a xlink:type="simple" xlink:href="https://forum.proxmox.com/threads/cpu-questions.889/#post-4647" text:style-name="ListLabel_20_1" text:visited-style-name="ListLabel_20_1"><text:span text:style-name="T1">https://forum.proxmox.com/threads/cpu-questions.889/#post-4647</text:span></text:a></text:p>
      <text:p text:style-name="Standard"><text:soft-page-break/><text:a xlink:type="simple" xlink:href="https://serverfault.com/questions/205472/what-are-the-cpu-units-used-for-in-proxmox/364809" text:style-name="ListLabel_20_1" text:visited-style-name="ListLabel_20_1"><text:span text:style-name="T1">https://serverfault.com/questions/205472/what-are-the-cpu-units-used-for-in-proxmox/364809</text:span></text:a></text:p>
      <text:p text:style-name="Standard"/>
      <text:p text:style-name="Standard">IRMC</text:p>
      <text:p text:style-name="Standard"><text:a xlink:type="simple" xlink:href="https://www.youtube.com/watch?v=_7RAi7FVzTQ" text:style-name="ListLabel_20_1" text:visited-style-name="ListLabel_20_1"><text:span text:style-name="T1">https://www.youtube.com/watch?v=_7RAi7FVzTQ</text:span></text:a></text:p>
      <text:p text:style-name="Standard"><text:a xlink:type="simple" xlink:href="https://www.serial-over-ethernet.com/es/serial-over-lan/" text:style-name="ListLabel_20_1" text:visited-style-name="ListLabel_20_1"><text:span text:style-name="T1">https://www.serial-over-ethernet.com/es/serial-over-lan/</text:span></text:a></text:p>
      <text:p text:style-name="Standard">NUMA</text:p>
      <text:p text:style-name="Standard"><text:a xlink:type="simple" xlink:href="https://www.youtube.com/watch?v=14dvDX17GH0" text:style-name="ListLabel_20_1" text:visited-style-name="ListLabel_20_1"><text:span text:style-name="T1">https://www.youtube.com/watch?v=14dvDX17GH0</text:span></text:a></text:p>
      <text:p text:style-name="Standard"><text:a xlink:type="simple" xlink:href="https://www.youtube.com/watch?v=M-Q02b5uvfY" text:style-name="ListLabel_20_1" text:visited-style-name="ListLabel_20_1"><text:span text:style-name="T1">https://www.youtube.com/watch?v=M-Q02b5uvfY</text:span></text:a></text:p>
      <text:p text:style-name="Standard"><text:a xlink:type="simple" xlink:href="https://www.open-mpi.org/projects/hwloc/" text:style-name="ListLabel_20_1" text:visited-style-name="ListLabel_20_1"><text:span text:style-name="T1">https://www.open-mpi.org/projects/hwloc/</text:span></text:a></text:p>
      <text:p text:style-name="Standard"/>
      <text:p text:style-name="Standard">Passthrough</text:p>
      <text:p text:style-name="Standard"><text:a xlink:type="simple" xlink:href="https://www.reddit.com/r/homelab/comments/b5xpua/the_ultimate_beginners_guide_to_gpu_passthrough/" text:style-name="ListLabel_20_1" text:visited-style-name="ListLabel_20_1"><text:span text:style-name="T1">https://www.reddit.com/r/homelab/comments/b5xpua/the_ultimate_beginners_guide_to_gpu_passthrough/</text:span></text:a></text:p>
      <text:p text:style-name="Standard"><text:a xlink:type="simple" xlink:href="https://www.brianmadden.com/opinion/Emulation-paravirtualization-and-pass-through-what-you-need-to-know-for-client-hypervisors" text:style-name="ListLabel_20_1" text:visited-style-name="ListLabel_20_1"><text:span text:style-name="T1">https://www.brianmadden.com/opinion/Emulation-paravirtualization-and-pass-through-what-you-need-to-know-for-client-hypervisors</text:span></text:a></text:p>
      <text:p text:style-name="Standard"><text:a xlink:type="simple" xlink:href="https://www.youtube.com/watch?v=3yhwJxWSqXI" text:style-name="ListLabel_20_1" text:visited-style-name="ListLabel_20_1"><text:span text:style-name="T1">https://www.youtube.com/watch?v=3yhwJxWSqXI</text:span></text:a></text:p>
      <text:p text:style-name="Standard"><text:a xlink:type="simple" xlink:href="https://superuser.com/questions/1112238/intel-iommu-on-but-no-iommu-groups" text:style-name="ListLabel_20_1" text:visited-style-name="ListLabel_20_1"><text:span text:style-name="T1">https://superuser.com/questions/1112238/intel-iommu-on-but-no-iommu-groups</text:span></text:a></text:p>
      <text:p text:style-name="Standard"><text:a xlink:type="simple" xlink:href="https://heiko-sieger.info/running-windows-10-on-linux-using-kvm-with-vga-passthrough/" text:style-name="ListLabel_20_1" text:visited-style-name="ListLabel_20_1"><text:span text:style-name="T1">https://heiko-sieger.info/running-windows-10-on-linux-using-kvm-with-vga-passthrough/</text:span></text:a></text:p>
      <text:p text:style-name="Standard"><text:a xlink:type="simple" xlink:href="https://vfio.blogspot.com/2014/08/iommu-groups-inside-and-out.html" text:style-name="ListLabel_20_1" text:visited-style-name="ListLabel_20_1"><text:span text:style-name="T1">https://vfio.blogspot.com/2014/08/iommu-groups-inside-and-out.html</text:span></text:a></text:p>
      <text:p text:style-name="Standard"><text:a xlink:type="simple" xlink:href="https://patchwork.ozlabs.org/patch/247667/" text:style-name="ListLabel_20_1" text:visited-style-name="ListLabel_20_1"><text:span text:style-name="T1">https://patchwork.ozlabs.org/patch/247667/</text:span></text:a></text:p>
      <text:p text:style-name="Standard"><text:a xlink:type="simple" xlink:href="https://heiko-sieger.info/iommu-groups-what-you-need-to-consider/" text:style-name="ListLabel_20_1" text:visited-style-name="ListLabel_20_1"><text:span text:style-name="T1">https://heiko-sieger.info/iommu-groups-what-you-need-to-consider/</text:span></text:a></text:p>
      <text:p text:style-name="Standard"><text:a xlink:type="simple" xlink:href="https://forum.proxmox.com/threads/gpu-passthrough-tutorial-reference.34303/" text:style-name="ListLabel_20_1" text:visited-style-name="ListLabel_20_1"><text:span text:style-name="T1">https://forum.proxmox.com/threads/gpu-passthrough-tutorial-reference.34303/</text:span></text:a></text:p>
      <text:p text:style-name="Standard"><text:a xlink:type="simple" xlink:href="https://www.youtube.com/watch?v=XqyDSvr5jIw" text:style-name="ListLabel_20_1" text:visited-style-name="ListLabel_20_1"><text:span text:style-name="T1">https://www.youtube.com/watch?v=XqyDSvr5jIw</text:span></text:a></text:p>
      <text:p text:style-name="Standard"><text:soft-page-break/></text:p>
      <text:p text:style-name="Standard">QXL Driver</text:p>
      <text:p text:style-name="Standard"><text:a xlink:type="simple" xlink:href="https://www.youtube.com/watch?v=ihyniKDUzmA" text:style-name="ListLabel_20_1" text:visited-style-name="ListLabel_20_1"><text:span text:style-name="T1">https://www.youtube.com/watch?v=ihyniKDUzmA</text:span></text:a></text:p>
      <text:p text:style-name="Standard"/>
      <text:p text:style-name="Standard">SPICE</text:p>
      <text:p text:style-name="Standard"><text:a xlink:type="simple" xlink:href="https://www.spice-space.org/download.html" text:style-name="ListLabel_20_1" text:visited-style-name="ListLabel_20_1"><text:span text:style-name="T1">https://www.spice-space.org/download.html</text:span></text:a></text:p>
      <text:p text:style-name="Standard"/>
      <text:p text:style-name="Standard">NETSTRESS</text:p>
      <text:p text:style-name="Standard"><text:a xlink:type="simple" xlink:href="https://www.youtube.com/watch?v=ncha7UgAD00" text:style-name="ListLabel_20_1" text:visited-style-name="ListLabel_20_1"><text:span text:style-name="T1">https://www.youtube.com/watch?v=ncha7UgAD00</text:span></text:a></text:p>
      <text:p text:style-name="Standard"/>
      <text:p text:style-name="Standard">VIRTIO Drivers</text:p>
      <text:p text:style-name="Standard"><text:a xlink:type="simple" xlink:href="https://pve.proxmox.com/wiki/Windows_VirtIO_Drivers" text:style-name="ListLabel_20_1" text:visited-style-name="ListLabel_20_1"><text:span text:style-name="T1">https://pve.proxmox.com/wiki/Windows_VirtIO_Drivers</text:span></text:a></text:p>
      <text:p text:style-name="Standard"><text:a xlink:type="simple" xlink:href="https://developer.ibm.com/articles/l-virtio/" text:style-name="ListLabel_20_1" text:visited-style-name="ListLabel_20_1"><text:span text:style-name="T1">https://developer.ibm.com/articles/l-virtio/</text:span></text:a></text:p>
      <text:p text:style-name="Standard"><text:a xlink:type="simple" xlink:href="http://www.zeta.systems/blog/2018/07/03/Installing-Virtio-Drivers-In-Windows-On-KVM/" text:style-name="ListLabel_20_1" text:visited-style-name="ListLabel_20_1"><text:span text:style-name="T1">http://www.zeta.systems/blog/2018/07/03/Installing-Virtio-Drivers-In-Windows-On-KVM/</text:span></text:a></text:p>
      <text:p text:style-name="Standard">SPICE</text:p>
      <text:p text:style-name="Standard"><text:a xlink:type="simple" xlink:href="https://pve.proxmox.com/wiki/SPICE" text:style-name="ListLabel_20_1" text:visited-style-name="ListLabel_20_1"><text:span text:style-name="T1">https://pve.proxmox.com/wiki/SPICE</text:span></text:a></text:p>
      <text:p text:style-name="Standard"><text:a xlink:type="simple" xlink:href="https://pve.proxmox.com/wiki/Qemu/KVM_Virtual_Machines#_emulated_devices_and_paravirtualized_devices" text:style-name="ListLabel_20_1" text:visited-style-name="ListLabel_20_1"><text:span text:style-name="T1">https://pve.proxmox.com/wiki/Qemu/KVM_Virtual_Machines#_emulated_devices_and_paravirtualized_devices</text:span></text:a></text:p>
      <text:p text:style-name="Standard">Machine Type Chipset</text:p>
      <text:p text:style-name="Standard"><text:a xlink:type="simple" xlink:href="https://www.reddit.com/r/VFIO/comments/5ireij/differencesbenefits_between_i440fx_and_q35/" text:style-name="ListLabel_20_1" text:visited-style-name="ListLabel_20_1"><text:span text:style-name="T1">https://www.reddit.com/r/VFIO/comments/5ireij/differencesbenefits_between_i440fx_and_q35/</text:span></text:a></text:p>
      <text:p text:style-name="Standard"/>
      <text:p text:style-name="Standard">HDD</text:p>
      <text:p text:style-name="Standard"><text:soft-page-break/><text:a xlink:type="simple" xlink:href="https://www.jamescoyle.net/how-to/599-benchmark-disk-io-with-dd-and-bonnie" text:style-name="ListLabel_20_1" text:visited-style-name="ListLabel_20_1"><text:span text:style-name="T1">https://www.jamescoyle.net/how-to/599-benchmark-disk-io-with-dd-and-bonnie</text:span></text:a></text:p>
      <text:p text:style-name="Standard"><text:a xlink:type="simple" xlink:href="https://lucanuscervus-notes.readthedocs.io/en/latest/Filesystems/ZFS/ZFS%20-%20Testing/" text:style-name="ListLabel_20_1" text:visited-style-name="ListLabel_20_1"><text:span text:style-name="T1">https://lucanuscervus-notes.readthedocs.io/en/latest/Filesystems/ZFS/ZFS%20-%20Testing/</text:span></text:a></text:p>
      <text:p text:style-name="Standard">RAM</text:p>
      <text:p text:style-name="Standard"><text:a xlink:type="simple" xlink:href="https://www.reddit.com/r/Proxmox/comments/aevks0/ksm_sharing_what_does_the_stats_tell_me/" text:style-name="ListLabel_20_1" text:visited-style-name="ListLabel_20_1"><text:span text:style-name="T1">https://www.reddit.com/r/Proxmox/comments/aevks0/ksm_sharing_what_does_the_stats_tell_me/</text:span></text:a></text:p>
      <text:p text:style-name="Standard">Bonding</text:p>
      <text:p text:style-name="Standard"><text:a xlink:type="simple" xlink:href="https://www.raulprietofernandez.net/blog/redes/como-configurar-un-bonding-de-interfaces-en-gnu-linux-debian" text:style-name="ListLabel_20_2" text:visited-style-name="ListLabel_20_2"><text:span text:style-name="T2">https://www.raulprietofernandez.net/blog/redes/como-configurar-un-bonding-de-interfaces-en-gnu-linux-debian</text:span></text:a></text:p>
      <text:p text:style-name="Standard"/>
      <text:p text:style-name="Standard"/>
      <text:p text:style-name="Standard">WEB SERVER</text:p>
      <text:p text:style-name="Standard"/>
      <text:p text:style-name="Standard"><text:a xlink:type="simple" xlink:href="https://opensource.com/business/16/8/top-5-open-source-web-servers" text:style-name="ListLabel_20_1" text:visited-style-name="ListLabel_20_1"><text:span text:style-name="T1">https://opensource.com/business/16/8/top-5-open-source-web-servers</text:span></text:a></text:p>
      <text:p text:style-name="Standard"/>
      <text:p text:style-name="Standard"><text:a xlink:type="simple" xlink:href="http://tomcat.apache.org/" text:style-name="ListLabel_20_1" text:visited-style-name="ListLabel_20_1"><text:span text:style-name="T1">http://tomcat.apache.org/</text:span></text:a></text:p>
      <text:p text:style-name="Standard"/>
      <text:p text:style-name="Standard"/>
      <text:p text:style-name="Standard">SECURITY</text:p>
      <text:p text:style-name="Standard"><text:a xlink:type="simple" xlink:href="https://www.quora.com/Why-is-it-considered-best-practice-to-put-a-web-server-in-the-DMZ-Doesnt-that-make-it-harder-to-secure" text:style-name="ListLabel_20_1" text:visited-style-name="ListLabel_20_1"><text:span text:style-name="T1">https://www.quora.com/Why-is-it-considered-best-practice-to-put-a-web-server-in-the-DMZ-Doesnt-that-make-it-harder-to-secure</text:span></text:a></text:p>
      <text:p text:style-name="Standard"><text:a xlink:type="simple" xlink:href="https://support.rackspace.com/how-to/linux-server-security-best-practices/" text:style-name="ListLabel_20_1" text:visited-style-name="ListLabel_20_1"><text:span text:style-name="T1">https://support.rackspace.com/how-to/linux-server-security-best-practices/</text:span></text:a></text:p>
      <text:p text:style-name="Standard"><text:a xlink:type="simple" xlink:href="https://nukkitx.com/wiki/nukkit/" text:style-name="ListLabel_20_1" text:visited-style-name="ListLabel_20_1"><text:span text:style-name="T1">https://nukkitx.com/wiki/nukkit/</text:span></text:a></text:p>
      <text:p text:style-name="Standard"/>
      <text:p text:style-name="Standard"/>
      <text:p text:style-name="Standard"><text:soft-page-break/>ZFS</text:p>
      <text:p text:style-name="Standard"/>
      <text:p text:style-name="Standard"><text:a xlink:type="simple" xlink:href="https://blog.quindorian.org/2019/08/how-to-install-proxmox-and-setup-a-zfs-pool.html/" text:style-name="ListLabel_20_1" text:visited-style-name="ListLabel_20_1"><text:span text:style-name="T1">https://blog.quindorian.org/2019/08/how-to-install-proxmox-and-setup-a-zfs-pool.html/</text:span></text:a></text:p>
      <text:p text:style-name="Standard"><text:a xlink:type="simple" xlink:href="https://forum.proxmox.com/threads/mount-zfs-when-directory-not-empty.29657/" text:style-name="ListLabel_20_1" text:visited-style-name="ListLabel_20_1"><text:span text:style-name="T1">https://forum.proxmox.com/threads/mount-zfs-when-directory-not-empty.29657/</text:span></text:a></text:p>
      <text:p text:style-name="Standard"><text:a xlink:type="simple" xlink:href="https://pthree.org/2012/12/06/zfs-administration-part-iii-the-zfs-intent-log/" text:style-name="ListLabel_20_1" text:visited-style-name="ListLabel_20_1"><text:span text:style-name="T1">https://pthree.org/2012/12/06/zfs-administration-part-iii-the-zfs-intent-log/</text:span></text:a></text:p>
      <text:p text:style-name="Standard"/>
      <text:p text:style-name="Standard">RESILVERING &amp; REPLACING</text:p>
      <text:p text:style-name="Standard"><text:a xlink:type="simple" xlink:href="https://www.youtube.com/watch?v=1YGt5o35mo0" text:style-name="ListLabel_20_1" text:visited-style-name="ListLabel_20_1"><text:span text:style-name="T1">https://www.youtube.com/watch?v=1YGt5o35mo0</text:span></text:a></text:p>
      <text:p text:style-name="Standard"/>
      <text:p text:style-name="Standard">CUSTOMIZATION</text:p>
      <text:p text:style-name="Standard"/>
      <text:p text:style-name="Standard"><text:a xlink:type="simple" xlink:href="https://www.tecmint.com/lolcat-command-to-output-rainbow-of-colors-in-linux-terminal/" text:style-name="ListLabel_20_1" text:visited-style-name="ListLabel_20_1"><text:span text:style-name="T1">https://www.tecmint.com/lolcat-command-to-output-rainbow-of-colors-in-linux-terminal/</text:span></text:a></text:p>
      <text:p text:style-name="Standard"><text:a xlink:type="simple" xlink:href="http://www.vcheng.org/ponysay/" text:style-name="ListLabel_20_1" text:visited-style-name="ListLabel_20_1"><text:span text:style-name="T1">http://www.vcheng.org/ponysay/</text:span></text:a></text:p>
      <text:p text:style-name="Standard"><text:a xlink:type="simple" xlink:href="https://superuser.com/questions/591321/execute-a-command-every-time-terminal-is-open" text:style-name="ListLabel_20_1" text:visited-style-name="ListLabel_20_1"><text:span text:style-name="T1">https://superuser.com/questions/591321/execute-a-command-every-time-terminal-is-open</text:span></text:a></text:p>
      <text:p text:style-name="Standard"/>
      <text:p text:style-name="Standard">INFLUXDB</text:p>
      <text:p text:style-name="Standard"/>
      <text:p text:style-name="Standard"><text:a xlink:type="simple" xlink:href="https://v2.docs.influxdata.com/v2.0/get-started/" text:style-name="ListLabel_20_1" text:visited-style-name="ListLabel_20_1"><text:span text:style-name="T1">https://v2.docs.influxdata.com/v2.0/get-started/</text:span></text:a></text:p>
      <text:p text:style-name="Standard"><text:a xlink:type="simple" xlink:href="https://www.reddit.com/r/homelab/comments/8khl2e/proxmox_to_influxdb_issues/" text:style-name="ListLabel_20_1" text:visited-style-name="ListLabel_20_1"><text:span text:style-name="T1">https://www.reddit.com/r/homelab/comments/8khl2e/proxmox_to_influxdb_issues/</text:span></text:a></text:p>
      <text:p text:style-name="Standard"><text:a xlink:type="simple" xlink:href="https://forum.proxmox.com/threads/etc-pve-status-cfg-not-running.48412/" text:style-name="ListLabel_20_1" text:visited-style-name="ListLabel_20_1"><text:span text:style-name="T1">https://forum.proxmox.com/threads/etc-pve-status-cfg-not-running.48412/</text:span></text:a></text:p>
      <text:p text:style-name="Standard"/>
      <text:p text:style-name="Standard"><text:soft-page-break/><text:a xlink:type="simple" xlink:href="https://jonspraggins.com/the-idiot-uses-grafana-and-influxdb-to-monitor-proxmox/" text:style-name="ListLabel_20_1" text:visited-style-name="ListLabel_20_1"><text:span text:style-name="T1">https://jonspraggins.com/the-idiot-uses-grafana-and-influxdb-to-monitor-proxmox/</text:span></text:a></text:p>
      <text:p text:style-name="Standard"/>
      <text:p text:style-name="Standard">GRAFANA</text:p>
      <text:p text:style-name="Standard"><text:a xlink:type="simple" xlink:href="https://grafana.com/grafana/dashboards/10048" text:style-name="ListLabel_20_1" text:visited-style-name="ListLabel_20_1"><text:span text:style-name="T1">https://grafana.com/grafana/dashboards/10048</text:span></text:a></text:p>
      <text:p text:style-name="Standard"><text:a xlink:type="simple" xlink:href="https://grafana.com/docs/grafana/latest/installation/rpm/#2-start-the-server" text:style-name="ListLabel_20_1" text:visited-style-name="ListLabel_20_1"><text:span text:style-name="T1">https://grafana.com/docs/grafana/latest/installation/rpm/#2-start-the-server</text:span></text:a></text:p>
      <text:p text:style-name="Standard"><text:a xlink:type="simple" xlink:href="https://community.grafana.com/t/display-draw-mode-series-line-not-working/994" text:style-name="ListLabel_20_1" text:visited-style-name="ListLabel_20_1"><text:span text:style-name="T1">https://community.grafana.com/t/display-draw-mode-series-line-not-working/994</text:span></text:a></text:p>
      <text:p text:style-name="Standard"/>
      <text:p text:style-name="Standard">LXC</text:p>
      <text:p text:style-name="Standard"><text:a xlink:type="simple" xlink:href="https://linuxcontainers.org/lxc/security/" text:style-name="ListLabel_20_1" text:visited-style-name="ListLabel_20_1"><text:span text:style-name="T1">https://linuxcontainers.org/lxc/security/</text:span></text:a></text:p>
      <text:p text:style-name="Standard"/>
      <text:p text:style-name="Standard">BACKUP</text:p>
      <text:p text:style-name="Standard"/>
      <text:p text:style-name="Standard"><text:a xlink:type="simple" xlink:href="https://www.howtogeek.com/451262/how-to-use-rclone-to-back-up-to-google-drive-on-linux/" text:style-name="ListLabel_20_1" text:visited-style-name="ListLabel_20_1"><text:span text:style-name="T1">https://www.howtogeek.com/451262/how-to-use-rclone-to-back-up-to-google-drive-on-linux/</text:span></text:a></text:p>
      <text:p text:style-name="Standard"><text:a xlink:type="simple" xlink:href="https://pve.proxmox.com/wiki/Backup_and_Restore" text:style-name="ListLabel_20_1" text:visited-style-name="ListLabel_20_1"><text:span text:style-name="T1">https://pve.proxmox.com/wiki/Backup_and_Restore</text:span></text:a></text:p>
      <text:p text:style-name="Standard"><text:a xlink:type="simple" xlink:href="https://pve.proxmox.com/wiki/Live_Snapshots" text:style-name="ListLabel_20_1" text:visited-style-name="ListLabel_20_1"><text:span text:style-name="T1">https://pve.proxmox.com/wiki/Live_Snapshots</text:span></text:a></text:p>
      <text:p text:style-name="Standard"/>
      <text:p text:style-name="Standard">LARAVEL</text:p>
      <text:p text:style-name="Standard"><text:a xlink:type="simple" xlink:href="https://www.turnkeylinux.org/laravel" text:style-name="ListLabel_20_1" text:visited-style-name="ListLabel_20_1"><text:span text:style-name="T1">https://www.turnkeylinux.org/laravel</text:span></text:a></text:p>
      <text:p text:style-name="Standard"><text:a xlink:type="simple" xlink:href="https://www.turnkeylinux.org/docs/confconsole/networking" text:style-name="ListLabel_20_1" text:visited-style-name="ListLabel_20_1"><text:span text:style-name="T1">https://www.turnkeylinux.org/docs/confconsole/networking</text:span></text:a></text:p>
      <text:p text:style-name="Standard"><text:a xlink:type="simple" xlink:href="https://laravel.com/docs/4.2/quick" text:style-name="ListLabel_20_1" text:visited-style-name="ListLabel_20_1"><text:span text:style-name="T1">https://laravel.com/docs/4.2/quick</text:span></text:a></text:p>
      <text:p text:style-name="Standard"/>
      <text:p text:style-name="Standard"><text:soft-page-break/>SELINUX</text:p>
      <text:p text:style-name="Standard"><text:a xlink:type="simple" xlink:href="https://www.youtube.com/watch?v=gma-IRr5mnk" text:style-name="ListLabel_20_1" text:visited-style-name="ListLabel_20_1"><text:span text:style-name="T1">https://www.youtube.com/watch?v=gma-IRr5mnk</text:span></text:a></text:p>
      <text:p text:style-name="Standard"/>
      <text:p text:style-name="Standard">STRESS</text:p>
      <text:p text:style-name="Standard"><text:a xlink:type="simple" xlink:href="https://www.cyberciti.biz/faq/stress-test-linux-unix-server-with-stress-ng/" text:style-name="ListLabel_20_1" text:visited-style-name="ListLabel_20_1"><text:span text:style-name="T1">https://www.cyberciti.biz/faq/stress-test-linux-unix-server-with-stress-ng/</text:span></text:a></text:p>
      <text:p text:style-name="Standard"/>
      <text:p text:style-name="Standard">IT/RAID</text:p>
      <text:p text:style-name="Standard"><text:a xlink:type="simple" xlink:href="https://www.servethehome.com/flashing-intel-sasuc8i-lsi-firmware-guide/" text:style-name="ListLabel_20_1" text:visited-style-name="ListLabel_20_1"><text:span text:style-name="T1">https://www.servethehome.com/flashing-intel-sasuc8i-lsi-firmware-guid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7" meta:paragraph-count="266" meta:word-count="287" meta:character-count="13010" meta:non-whitespace-character-count="12989"/>
    <meta:generator>LibreOfficeDev/6.0.5.2$Linux_X86_64 LibreOffice_project/</meta:generator>
  </office:meta>
</office:document-meta>
</file>